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paragraph-properties fo:margin-left="0cm" fo:margin-right="0cm" fo:text-indent="0cm" style:auto-text-indent="false"/>
      <style:text-properties style:font-name="monospace" officeooo:paragraph-rsid="00072b9a"/>
    </style:style>
    <style:style style:name="P2" style:family="paragraph" style:parent-style-name="Standard">
      <style:paragraph-properties fo:margin-left="0cm" fo:margin-right="0cm" fo:text-indent="0cm" style:auto-text-indent="false" fo:break-before="page"/>
      <style:text-properties style:font-name="monospace" officeooo:paragraph-rsid="00072b9a"/>
    </style:style>
    <style:style style:name="T1" style:family="text">
      <style:text-properties fo:color="#000000" loext:opacity="100%" officeooo:rsid="00072b9a" fo:background-color="#ffffff" loext:char-shading-value="0"/>
    </style:style>
    <style:style style:name="T2" style:family="text">
      <style:text-properties fo:color="#000000" loext:opacity="100%" fo:background-color="#ffffff" loext:char-shading-value="0"/>
    </style:style>
    <style:style style:name="T3" style:family="text">
      <style:text-properties fo:color="#000000" loext:opacity="100%" officeooo:rsid="000851a9"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I generated sample text for testing. “</text:span><text:span text:style-name="T2">Give me a sample text about </text:span><text:span text:style-name="T3">storks</text:span><text:span text:style-name="T2">. Make it 5 paragraphs.</text:span><text:span text:style-name="T1">”)</text:span><text:span text:style-name="T2">  </text:span><text:line-break/><text:line-break/></text:p>
      <text:p text:style-name="P1"><text:span text:style-name="T2"/></text:p>
      <text:p text:style-name="P2"><text:span text:style-name="T2">Storks are large, long-legged, long-necked wading birds belonging to the family Ciconiidae. Known for their striking appearance, they feature a pale, often pinkish or white body, black wings, and a  </text:span><text:line-break/>distinctive black-and-white plumage. Their long legs and necks are perfectly adapted for wading through shallow wetlands, where they hunt for amphibians, fish, and small mammals. Storks are also  <text:line-break/>recognized for their powerful beaks, which they use to snatch prey from water or mud. These birds are often associated with folklore and mythology, symbolizing luck, fertility, and even the delivery of  <text:line-break/>babies in some cultures.   <text:line-break/><text:line-break/>Storks are highly migratory, traveling vast distances between breeding and wintering grounds. Many species, such as the common stork (*Ciconia ciconia*), migrate from Europe and Asia to Africa or southern  <text:line-break/>Europe, covering thousands of miles each year. Their journeys require exceptional navigation skills, often guided by celestial cues, magnetic fields, and landmarks. During migration, storks form large  <text:line-break/>flocks, which help them conserve energy and avoid predators. They also exhibit remarkable patience, waiting for hours in shallow waters for prey to approach within striking distance.   <text:line-break/><text:line-break/>Beyond their ecological role, storks play a significant part in human culture. In many European traditions, they are seen as harbingers of good fortune, with stories of them delivering babies to families.  <text:line-break/>This myth, while rooted in folklore, has inspired countless tales, art, and even the iconic image of a stork carrying a baby in its beak. In reality, storks do not deliver infants, but their association  <text:line-break/>with birth and renewal has made them symbols of hope and new beginnings. Their presence in rural landscapes also reflects the balance between nature and human activity, as they thrive in areas where  <text:line-break/>wetlands and open fields are still preserved.   <text:line-break/><text:line-break/>Storks are also vital to ecosystems, acting as natural pest controllers by preying on insects, rodents, and other small animals. Their feeding habits help maintain the health of wetland habitats,  <text:line-break/>preventing overpopulation of certain species. However, habitat loss due to agricultural expansion, wetland drainage, and climate change has threatened some stork populations. Conservation efforts, such as  <text:line-break/>protecting wetlands and creating artificial nesting sites, have helped stabilize their numbers in many regions. Despite these challenges, storks remain resilient, adapting to changing environments and  <text:line-break/>continuing their age-old role as both ecological engineers and <text:soft-page-break/>cultural icons.   <text:line-break/><text:line-break/>In modern times, storks have become symbols of perseverance and adaptability. Their ability to thrive in diverse environments—from marshes to urban areas—highlights their ecological importance. Meanwhile,  <text:line-break/>their enduring presence in stories and traditions reminds us of the deep connection between humans and the natural world. Whether seen as messengers of life or guardians of wetlands, storks continue to  <text:line-break/>captivate our imagination, serving as a testament to the beauty and complexity of avian life. Their survival depends on our efforts to preserve the habitats they call home, ensuring these magnificent  <text:line-break/>birds remain part of our shared heritage for generations to come.<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22:18.661008317</meta:creation-date>
    <dc:date>2025-05-22T17:38:39.165219042</dc:date>
    <meta:editing-duration>PT16M20S</meta:editing-duration>
    <meta:editing-cycles>3</meta:editing-cycles>
    <meta:generator>LibreOffice/24.8.0.3$Linux_X86_64 LibreOffice_project/480$Build-3</meta:generator>
    <meta:print-date>2025-05-22T17:28:20.098846853</meta:print-date>
    <meta:printed-by>PDF files</meta:printed-by>
    <meta:document-statistic meta:table-count="0" meta:image-count="0" meta:object-count="0" meta:page-count="3" meta:paragraph-count="2" meta:word-count="497" meta:character-count="3364" meta:non-whitespace-character-count="2821"/>
  </office:meta>
</office:document-meta>
</file>